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scatter probabil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31.79" calcext:value-type="float">
            <text:p>14031.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Z_eff</text:p>
          </table:table-cell>
          <table:table-cell table:formula="of:=(0.5*6^(2.94) + 0.42*8^(2.94) + 0.06*1 + 0.01*7^(2.94))^(1/2.94)" office:value-type="float" office:value="6.87875255249193" calcext:value-type="float">
            <text:p>6.87875255249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4:58:14.8777398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51:23.721177217</meta:creation-date>
    <dc:date>2025-02-11T15:33:44.808394695</dc:date>
    <meta:editing-duration>PT10M41S</meta:editing-duration>
    <meta:editing-cycles>2</meta:editing-cycles>
    <meta:generator>LibreOffice/24.8.4.2$Linux_X86_64 LibreOffice_project/480$Build-2</meta:generator>
    <meta:document-statistic meta:table-count="1" meta:cell-count="10" meta:object-count="0"/>
  </office:meta>
</office:document-meta>
</file>